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600000003606B332E6CEF1541E5.bmp" manifest:media-type="image/bmp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2-subtitle" style:list-style-name="L1">
      <style:graphic-properties draw:fill-color="#ffffff" draw:textarea-vertical-align="top" fo:min-height="4.318cm"/>
    </style:style>
    <style:style style:name="pr2" style:family="presentation" style:parent-style-name="Vivid2-notes">
      <style:graphic-properties draw:fill-color="#ffffff" fo:min-height="12.464cm"/>
    </style:style>
    <style:style style:name="pr3" style:family="presentation" style:parent-style-name="Vivid2-subtitle" style:list-style-name="L1">
      <style:graphic-properties draw:fill-color="#ffffff" draw:textarea-vertical-align="top" fo:min-height="9.381cm"/>
    </style:style>
    <style:style style:name="pr4" style:family="presentation" style:parent-style-name="Vivid2-subtitle" style:list-style-name="L1">
      <style:graphic-properties draw:fill-color="#ffffff" draw:textarea-vertical-align="top" fo:min-height="7.505cm"/>
    </style:style>
    <style:style style:name="pr5" style:family="presentation" style:parent-style-name="Vivid2-subtitle" style:list-style-name="L1">
      <style:graphic-properties draw:fill-color="#ffffff" draw:textarea-vertical-align="top" fo:min-height="9.381cm"/>
    </style:style>
    <style:style style:name="pr6" style:family="presentation" style:parent-style-name="Vivid2-subtitle" style:list-style-name="L1">
      <style:graphic-properties draw:fill-color="#ffffff" draw:textarea-vertical-align="top" fo:min-height="7.505cm"/>
    </style:style>
    <style:style style:name="pr7" style:family="presentation" style:parent-style-name="Vivid2-subtitle" style:list-style-name="L1">
      <style:graphic-properties draw:fill-color="#ffffff" draw:textarea-vertical-align="top" fo:min-height="7.505cm"/>
    </style:style>
    <style:style style:name="pr8" style:family="presentation" style:parent-style-name="Vivid2-subtitle" style:list-style-name="L1">
      <style:graphic-properties draw:fill-color="#ffffff" draw:textarea-vertical-align="top" fo:min-height="7.505cm"/>
    </style:style>
    <style:style style:name="pr9" style:family="presentation" style:parent-style-name="Vivid2-subtitle" style:list-style-name="L1">
      <style:graphic-properties draw:fill-color="#ffffff" draw:textarea-vertical-align="top" fo:min-height="9.381cm"/>
    </style:style>
    <style:style style:name="pr10" style:family="presentation" style:parent-style-name="Vivid2-subtitle" style:list-style-name="L1">
      <style:graphic-properties draw:fill-color="#ffffff" draw:textarea-vertical-align="top" fo:min-height="14.82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style:text-underline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 Semibold" fo:font-size="40pt" style:text-underline-style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T1" style:family="text">
      <style:text-properties fo:color="#000000" style:font-name="Segoe UI Semibold" fo:font-size="32pt" fo:text-shadow="none" style:text-underline-style="solid" style:text-underline-width="auto" style:text-underline-color="font-color" fo:font-weight="bold" style:font-name-asian="Segoe UI1" style:font-size-asian="32pt" style:font-weight-asian="bold" style:font-name-complex="Segoe UI1" style:font-size-complex="32pt" style:font-weight-complex="bold"/>
    </style:style>
    <style:style style:name="T2" style:family="text">
      <style:text-properties fo:color="#000000" style:font-name="Segoe UI" fo:font-size="40pt" fo:text-shadow="none" fo:font-weight="bold" style:font-name-asian="Segoe UI1" style:font-size-asian="40pt" style:font-weight-asian="bold" style:font-name-complex="Segoe UI1" style:font-size-complex="40pt" style:font-weight-complex="bold"/>
    </style:style>
    <style:style style:name="T3" style:family="text">
      <style:text-properties fo:color="#000000" style:font-name="Segoe UI" fo:font-size="40pt" fo:text-shadow="none" style:text-underline-style="none" fo:font-weight="bold" style:font-name-asian="Segoe UI1" style:font-size-asian="40pt" style:font-weight-asian="bold" style:font-name-complex="Segoe UI1" style:font-size-complex="40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40pt" fo:font-style="normal" fo:text-shadow="1pt 1pt" style:text-underline-style="none" fo:font-weight="normal" style:letter-kerning="true" style:font-name-asian="Segoe UI1" style:font-size-asian="40pt" style:font-style-asian="normal" style:font-weight-asian="normal" style:font-name-complex="Segoe U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40pt" fo:font-style="normal" fo:text-shadow="none" style:text-underline-style="none" fo:font-weight="bold" style:letter-kerning="true" style:font-name-asian="Segoe UI1" style:font-size-asian="40pt" style:font-style-asian="normal" style:font-weight-asian="bold" style:font-name-complex="Segoe UI1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6pt" fo:font-style="normal" fo:text-shadow="none" style:text-underline-style="none" fo:font-weight="bold" style:letter-kerning="true" style:font-name-asian="Segoe UI1" style:font-size-asian="26pt" style:font-style-asian="normal" style:font-weight-asian="bold" style:font-name-complex="Segoe UI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9.996cm" svg:height="4.318cm" svg:x="1.664cm" svg:y="1.524cm" presentation:class="subtitle" presentation:user-transformed="true">
          <draw:text-box>
            <text:p text:style-name="P1"><text:span text:style-name="T1">HYMN #379</text:span></text:p>
            <text:p><text:span text:style-name="T2">“</text:span><text:span text:style-name="T2">O Come, All Ye Faithful”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29.996cm" svg:height="9.381cm" svg:x="1.664cm" svg:y="1.524cm" presentation:class="subtitle" presentation:user-transformed="true">
          <draw:text-box>
            <text:p text:style-name="P1"><text:span text:style-name="T3">1. O come, all ye faithful, </text:span><text:span text:style-name="T3"><text:line-break/></text:span><text:span text:style-name="T3">Joyful and triumphant! </text:span><text:span text:style-name="T3"><text:line-break/></text:span><text:span text:style-name="T3">O come ye, O come ye to Bethlehem; </text:span><text:span text:style-name="T3"><text:line-break/></text:span><text:span text:style-name="T3">Come and behold Him </text:span><text:span text:style-name="T3"><text:line-break/></text:span><text:span text:style-name="T3">Born the king of angels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 presentation:use-date-time-name="dtd1">
        <office:forms form:automatic-focus="false" form:apply-design-mode="false"/>
        <draw:frame presentation:style-name="pr4" draw:text-style-name="P4" draw:layer="layout" svg:width="29.996cm" svg:height="7.505cm" svg:x="1.664cm" svg:y="1.524cm" presentation:class="subtitle" presentation:user-transformed="true">
          <draw:text-box>
            <text:p text:style-name="P5"><text:span text:style-name="T4">Refrain:</text:span><text:span text:style-name="T5"> </text:span><text:span text:style-name="T6">O come, let us adore Him, </text:span><text:span text:style-name="T6"><text:line-break/></text:span><text:span text:style-name="T6"> <text:s text:c="11"/>O come, let us adore Him, </text:span><text:span text:style-name="T6"><text:line-break/></text:span><text:span text:style-name="T6"> <text:s text:c="11"/>O come, let us adore Him,</text:span></text:p>
            <text:p text:style-name="P5"><text:span text:style-name="T6"><text:s text:c="19"/></text:span><text:span text:style-name="T6">Christ the Lord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2" presentation:use-date-time-name="dtd1">
        <office:forms form:automatic-focus="false" form:apply-design-mode="false"/>
        <draw:frame presentation:style-name="pr5" draw:text-style-name="P4" draw:layer="layout" svg:width="29.996cm" svg:height="9.381cm" svg:x="1.664cm" svg:y="1.524cm" presentation:class="subtitle" presentation:user-transformed="true">
          <draw:text-box>
            <text:p text:style-name="P1"><text:span text:style-name="T6">2. Highest, most holy, </text:span><text:span text:style-name="T6"><text:line-break/></text:span><text:span text:style-name="T6">Light of Light eternal, </text:span><text:span text:style-name="T6"><text:line-break/></text:span><text:span text:style-name="T6">Born of a virgin, a mortal He comes; </text:span><text:span text:style-name="T6"><text:line-break/></text:span><text:span text:style-name="T6">Son of the Father </text:span><text:span text:style-name="T6"><text:line-break/></text:span><text:span text:style-name="T6">Now in flesh appearing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32" presentation:use-date-time-name="dtd1">
        <office:forms form:automatic-focus="false" form:apply-design-mode="false"/>
        <draw:frame presentation:style-name="pr6" draw:text-style-name="P6" draw:layer="layout" svg:width="29.996cm" svg:height="7.505cm" svg:x="1.664cm" svg:y="1.524cm" presentation:class="subtitle" presentation:user-transformed="true">
          <draw:text-box>
            <text:p text:style-name="P5"><text:span text:style-name="T4">Refrain:</text:span><text:span text:style-name="T5"> </text:span><text:span text:style-name="T6">O come, let us adore Him, </text:span><text:span text:style-name="T6"><text:line-break/></text:span><text:span text:style-name="T6"> <text:s text:c="11"/>O come, let us adore Him, </text:span><text:span text:style-name="T6"><text:line-break/></text:span><text:span text:style-name="T6"> <text:s text:c="11"/>O come, let us adore Him,</text:span></text:p>
            <text:p text:style-name="P5"><text:span text:style-name="T6"><text:s text:c="19"/></text:span><text:span text:style-name="T6">Christ the Lord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32" presentation:use-date-time-name="dtd1">
        <office:forms form:automatic-focus="false" form:apply-design-mode="false"/>
        <draw:frame presentation:style-name="pr7" draw:text-style-name="P6" draw:layer="layout" svg:width="29.996cm" svg:height="7.505cm" svg:x="1.664cm" svg:y="1.524cm" presentation:class="subtitle" presentation:user-transformed="true">
          <draw:text-box>
            <text:p text:style-name="P1"><text:span text:style-name="T6">3. Sing, choirs of angels, </text:span><text:span text:style-name="T6"><text:line-break/></text:span><text:span text:style-name="T6">Sing in exultation, </text:span><text:span text:style-name="T6"><text:line-break/></text:span><text:span text:style-name="T6">Sing, all ye citizens of heaven above! </text:span><text:span text:style-name="T6"><text:line-break/></text:span><text:span text:style-name="T6">Glory to God In the highest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32" presentation:use-date-time-name="dtd1">
        <office:forms form:automatic-focus="false" form:apply-design-mode="false"/>
        <draw:frame presentation:style-name="pr8" draw:text-style-name="P6" draw:layer="layout" svg:width="29.996cm" svg:height="7.505cm" svg:x="1.664cm" svg:y="1.524cm" presentation:class="subtitle" presentation:user-transformed="true">
          <draw:text-box>
            <text:p text:style-name="P5"><text:span text:style-name="T4">Refrain:</text:span><text:span text:style-name="T5"> </text:span><text:span text:style-name="T6">O come, let us adore Him, </text:span><text:span text:style-name="T6"><text:line-break/></text:span><text:span text:style-name="T6"> <text:s text:c="11"/>O come, let us adore Him, </text:span><text:span text:style-name="T6"><text:line-break/></text:span><text:span text:style-name="T6"> <text:s text:c="11"/>O come, let us adore Him,</text:span></text:p>
            <text:p text:style-name="P5"><text:span text:style-name="T6"><text:s text:c="19"/></text:span><text:span text:style-name="T6">Christ the Lord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32" presentation:use-date-time-name="dtd1">
        <office:forms form:automatic-focus="false" form:apply-design-mode="false"/>
        <draw:frame presentation:style-name="pr9" draw:text-style-name="P6" draw:layer="layout" svg:width="29.996cm" svg:height="9.381cm" svg:x="1.754cm" svg:y="1.033cm" presentation:class="subtitle" presentation:user-transformed="true">
          <draw:text-box>
            <text:p text:style-name="P8"><text:span text:style-name="T6">4. Yea, Lord, we greet Thee,</text:span></text:p>
            <text:p text:style-name="P8"><text:span text:style-name="T6">Born this happy morning;</text:span></text:p>
            <text:p text:style-name="P8"><text:span text:style-name="T6">Jesus, to Thee be glory giv’n!</text:span></text:p>
            <text:p text:style-name="P1"><text:span text:style-name="T6">Word of the Father</text:span></text:p>
            <text:p text:style-name="P1"><text:span text:style-name="T6">Now in flesh appearing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32" presentation:use-date-time-name="dtd1">
        <office:forms form:automatic-focus="false" form:apply-design-mode="false"/>
        <draw:frame presentation:style-name="pr10" draw:text-style-name="P6" draw:layer="layout" svg:width="29.996cm" svg:height="14.825cm" svg:x="1.664cm" svg:y="1.524cm" presentation:class="subtitle" presentation:user-transformed="true">
          <draw:text-box>
            <text:p text:style-name="P5"><text:span text:style-name="T4">Refrain:</text:span><text:span text:style-name="T5"> </text:span><text:span text:style-name="T6">O come, let us adore Him, </text:span><text:span text:style-name="T6"><text:line-break/></text:span><text:span text:style-name="T6"> <text:s text:c="11"/>O come, let us adore Him, </text:span><text:span text:style-name="T6"><text:line-break/></text:span><text:span text:style-name="T6"> <text:s text:c="11"/>O come, let us adore Him,</text:span></text:p>
            <text:p text:style-name="P5"><text:span text:style-name="T6"><text:s text:c="19"/></text:span><text:span text:style-name="T6">Christ the Lord!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<text:s text:c="16"/></text:span><text:span text:style-name="T7">Public Domai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Basic_25_20Blue-background" style:display-name="Basic%20Blu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ic_25_20Blue-backgroundobjects" style:display-name="Basic%20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5_20Blue-notes" style:display-name="Basic%20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Mangal" style:font-family-complex="Mang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Basic_25_20Blue-outline1" style:display-name="Basic%20Blue-outline1" style:family="presentation">
      <style:graphic-properties draw:stroke="none" draw:fill="none" draw:auto-grow-height="false" draw:fit-to-size="shrink-to-fit" style:shrink-to-fit="true">
        <text:list-style style:name="Basic_25_20Blue-outline1" style:display-name="Basic%20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5_20Blue-outline2" style:display-name="Basic%20Blue-outline2" style:family="presentation" style:parent-style-name="Basic_25_20Blu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Basic_25_20Blue-outline3" style:display-name="Basic%20Blue-outline3" style:family="presentation" style:parent-style-name="Basic_25_20Blu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Basic_25_20Blue-outline4" style:display-name="Basic%20Blue-outline4" style:family="presentation" style:parent-style-name="Basic_25_20Blu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Basic_25_20Blue-outline5" style:display-name="Basic%20Blue-outline5" style:family="presentation" style:parent-style-name="Basic_25_20Blu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asic_25_20Blue-outline6" style:display-name="Basic%20Blue-outline6" style:family="presentation" style:parent-style-name="Basic_25_20Blu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asic_25_20Blue-outline7" style:display-name="Basic%20Blue-outline7" style:family="presentation" style:parent-style-name="Basic_25_20Blu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asic_25_20Blue-outline8" style:display-name="Basic%20Blue-outline8" style:family="presentation" style:parent-style-name="Basic_25_20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asic_25_20Blue-outline9" style:display-name="Basic%20Blue-outline9" style:family="presentation" style:parent-style-name="Basic_25_20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asic_25_20Blue-subtitle" style:display-name="Basic%20Blue-subtitle" style:family="presentation">
      <style:graphic-properties draw:stroke="none" draw:fill="none" draw:textarea-vertical-align="middle">
        <text:list-style style:name="Basic_25_20Blue-subtitle" style:display-name="Basic%20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5_20Blue-title" style:display-name="Basic%20Blue-title" style:family="presentation">
      <style:graphic-properties draw:stroke="none" draw:fill="none" draw:textarea-vertical-align="middle">
        <text:list-style style:name="Basic_25_20Blue-title" style:display-name="Basic%20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asic_25_20Blu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Basic_25_20Blu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asic_25_20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ic_25_20Blue" style:display-name="Basic%20Blue" style:page-layout-name="PM1" draw:style-name="Mdp4">
      <draw:frame presentation:style-name="Basic_25_20Blue-title" draw:layer="backgroundobjects" svg:width="29.996cm" svg:height="3.507cm" svg:x="1.666cm" svg:y="0.836cm" presentation:class="title" presentation:placeholder="true">
        <draw:text-box/>
      </draw:frame>
      <draw:frame presentation:style-name="Basic_25_20Blue-outline1" draw:layer="backgroundobjects" svg:width="29.996cm" svg:height="12.179cm" svg:x="1.666cm" svg:y="4.913cm" presentation:class="outline" presentation:placeholder="true">
        <draw:text-box/>
      </draw:frame>
      <draw:frame presentation:style-name="Mpr10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Basic_25_20Blue-title" draw:layer="backgroundobjects" svg:width="12.292cm" svg:height="10.386cm" svg:x="4.352cm" svg:y="3.104cm" presentation:class="page"/>
        <draw:frame presentation:style-name="Basic_25_20Blue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8" draw:layer="backgroundobjects" svg:width="8.245cm" svg:height="1.384cm" svg:x="1cm" svg:y="1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17:50:03.878000000</meta:creation-date>
    <meta:editing-duration>PT1M46S</meta:editing-duration>
    <meta:editing-cycles>4</meta:editing-cycles>
    <meta:generator>LibreOffice/6.0.7.3$Windows_X86_64 LibreOffice_project/dc89aa7a9eabfd848af146d5086077aeed2ae4a5</meta:generator>
    <dc:title>Vivid</dc:title>
    <dc:date>2018-12-23T19:14:08.498000000</dc:date>
    <meta:document-statistic meta:object-count="78"/>
  </office:meta>
</office:document-meta>
</file>